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8042in" fo:margin-left="0.0563in" table:align="left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6.1167in"/>
    </style:style>
    <style:style style:name="Table1.A1" style:family="table-cell">
      <style:table-cell-properties style:vertical-align="middle" fo:background-color="#aeaaaa" fo:padding-left="0.0354in" fo:padding-right="0.0382in" fo:padding-top="0.0382in" fo:padding-bottom="0.0382in" fo:border="0.5pt solid #000001">
        <style:background-image/>
      </style:table-cell-properties>
    </style:style>
    <style:style style:name="Table1.A2" style:family="table-cell">
      <style:table-cell-properties style:vertical-align="middle" fo:padding-left="0.0354in" fo:padding-right="0.0382in" fo:padding-top="0.0382in" fo:padding-bottom="0.0382in" fo:border="0.5pt solid #000001"/>
    </style:style>
    <style:style style:name="Table1.B2" style:family="table-cell">
      <style:table-cell-properties style:vertical-align="middle" fo:padding-left="0.0354in" fo:padding-right="0.0382in" fo:padding-top="0.0382in" fo:padding-bottom="0.0382in" fo:border="0.5pt solid #000001"/>
    </style:style>
    <style:style style:name="Table1.A3" style:family="table-cell">
      <style:table-cell-properties style:vertical-align="middle" fo:background-color="#ffffff" fo:padding-left="0.0354in" fo:padding-right="0.0382in" fo:padding-top="0.0382in" fo:padding-bottom="0.0382in" fo:border="0.5pt solid #000001">
        <style:background-image/>
      </style:table-cell-properties>
    </style:style>
    <style:style style:name="Table2" style:family="table">
      <style:table-properties style:width="6.859in" fo:margin-left="0.0014in" table:align="left"/>
    </style:style>
    <style:style style:name="Table2.A" style:family="table-column">
      <style:table-column-properties style:column-width="0.7368in"/>
    </style:style>
    <style:style style:name="Table2.B" style:family="table-column">
      <style:table-column-properties style:column-width="6.1222in"/>
    </style:style>
    <style:style style:name="Table2.A1" style:family="table-cell">
      <style:table-cell-properties style:vertical-align="middle" fo:background-color="#aeaaaa" fo:padding-left="0.0354in" fo:padding-right="0.0382in" fo:padding-top="0.0382in" fo:padding-bottom="0.0382in" fo:border="0.5pt solid #000001">
        <style:background-image/>
      </style:table-cell-properties>
    </style:style>
    <style:style style:name="Table2.A2" style:family="table-cell">
      <style:table-cell-properties style:vertical-align="middle" fo:padding-left="0.0354in" fo:padding-right="0.0382in" fo:padding-top="0.0382in" fo:padding-bottom="0.0382in" fo:border="0.5pt solid #000001"/>
    </style:style>
    <style:style style:name="Table2.B2" style:family="table-cell">
      <style:table-cell-properties style:vertical-align="middle" fo:background-color="#ffffff" fo:padding-left="0.0354in" fo:padding-right="0.0382in" fo:padding-top="0.0382in" fo:padding-bottom="0.0382in" fo:border="0.5pt solid #000001">
        <style:background-image/>
      </style:table-cell-properties>
    </style:style>
    <style:style style:name="Table2.A3" style:family="table-cell">
      <style:table-cell-properties style:vertical-align="middle" fo:background-color="#eeeeee" fo:padding-left="0.0354in" fo:padding-right="0.0382in" fo:padding-top="0.0382in" fo:padding-bottom="0.0382in" fo:border="0.5pt solid #000001">
        <style:background-image/>
      </style:table-cell-properties>
    </style:style>
    <style:style style:name="Table2.4" style:family="table-row">
      <style:table-row-properties fo:background-color="#ffffff">
        <style:background-image/>
      </style:table-row-properties>
    </style:style>
    <style:style style:name="Table2.B5" style:family="table-cell">
      <style:table-cell-properties style:vertical-align="middle" fo:padding-left="0.0354in" fo:padding-right="0.0382in" fo:padding-top="0.0382in" fo:padding-bottom="0.0382in" fo:border="0.5pt solid #000001"/>
    </style:style>
    <style:style style:name="Table2.A10" style:family="table-cell">
      <style:table-cell-properties style:vertical-align="middle" fo:padding-left="0.0354in" fo:padding-right="0.0382in" fo:padding-top="0.0382in" fo:padding-bottom="0.0382in" fo:border="0.5pt solid #000001"/>
    </style:style>
    <style:style style:name="Table2.B10" style:family="table-cell">
      <style:table-cell-properties style:vertical-align="middle" fo:padding-left="0.0354in" fo:padding-right="0.0382in" fo:padding-top="0.0382in" fo:padding-bottom="0.0382in" fo:border="0.5pt solid #000001"/>
    </style:style>
    <style:style style:name="Table2.A11" style:family="table-cell">
      <style:table-cell-properties style:vertical-align="middle" fo:padding-left="0.0354in" fo:padding-right="0.0382in" fo:padding-top="0.0382in" fo:padding-bottom="0.0382in" fo:border-left="0.5pt solid #000001" fo:border-right="0.5pt solid #000001" fo:border-top="none" fo:border-bottom="0.5pt solid #000001"/>
    </style:style>
    <style:style style:name="Table2.B11" style:family="table-cell">
      <style:table-cell-properties style:vertical-align="middle" fo:padding-left="0.0354in" fo:padding-right="0.0382in" fo:padding-top="0.0382in" fo:padding-bottom="0.0382in" fo:border-left="0.5pt solid #000001" fo:border-right="0.5pt solid #000001" fo:border-top="none" fo:border-bottom="0.5pt solid #000001"/>
    </style:style>
    <style:style style:name="Table2.A12" style:family="table-cell">
      <style:table-cell-properties style:vertical-align="middle" fo:padding-left="0.0354in" fo:padding-right="0.0382in" fo:padding-top="0.0382in" fo:padding-bottom="0.0382in" fo:border-left="0.5pt solid #000001" fo:border-right="0.5pt solid #000001" fo:border-top="none" fo:border-bottom="0.5pt solid #000001"/>
    </style:style>
    <style:style style:name="Table2.B12" style:family="table-cell">
      <style:table-cell-properties style:vertical-align="middle" fo:padding-left="0.0354in" fo:padding-right="0.0382in" fo:padding-top="0.0382in" fo:padding-bottom="0.0382in" fo:border-left="0.5pt solid #000001" fo:border-right="0.5pt solid #000001" fo:border-top="none" fo:border-bottom="0.5pt solid #000001"/>
    </style:style>
    <style:style style:name="Table3" style:family="table">
      <style:table-properties style:width="6.859in" fo:margin-left="0.0014in" table:align="left"/>
    </style:style>
    <style:style style:name="Table3.A" style:family="table-column">
      <style:table-column-properties style:column-width="0.7368in"/>
    </style:style>
    <style:style style:name="Table3.B" style:family="table-column">
      <style:table-column-properties style:column-width="6.1222in"/>
    </style:style>
    <style:style style:name="Table3.A1" style:family="table-cell">
      <style:table-cell-properties style:vertical-align="middle" fo:background-color="#aeaaaa" fo:padding-left="0.0354in" fo:padding-right="0.0382in" fo:padding-top="0.0382in" fo:padding-bottom="0.0382in" fo:border="0.5pt solid #000001">
        <style:background-image/>
      </style:table-cell-properties>
    </style:style>
    <style:style style:name="Table3.A2" style:family="table-cell">
      <style:table-cell-properties style:vertical-align="middle" fo:padding-left="0.0354in" fo:padding-right="0.0382in" fo:padding-top="0.0382in" fo:padding-bottom="0.0382in" fo:border="0.5pt solid #000001"/>
    </style:style>
    <style:style style:name="Table3.B2" style:family="table-cell">
      <style:table-cell-properties style:vertical-align="middle" fo:padding-left="0.0354in" fo:padding-right="0.0382in" fo:padding-top="0.0382in" fo:padding-bottom="0.0382in" fo:border="0.5pt solid #000001"/>
    </style:style>
    <style:style style:name="Table3.A3" style:family="table-cell">
      <style:table-cell-properties style:vertical-align="middle" fo:background-color="#ffffff" fo:padding-left="0.0354in" fo:padding-right="0.0382in" fo:padding-top="0.0382in" fo:padding-bottom="0.0382in" fo:border="0.5pt solid #000001">
        <style:background-image/>
      </style:table-cell-properties>
    </style:style>
    <style:style style:name="Table3.A9" style:family="table-cell">
      <style:table-cell-properties style:vertical-align="middle" fo:background-color="#ffffff" fo:padding-left="0.0354in" fo:padding-right="0.0382in" fo:padding-top="0.0382in" fo:padding-bottom="0.0382in" fo:border-left="0.5pt solid #000001" fo:border-right="0.5pt solid #000001" fo:border-top="none" fo:border-bottom="0.5pt solid #000001">
        <style:background-image/>
      </style:table-cell-properties>
    </style:style>
    <style:style style:name="Table4" style:family="table">
      <style:table-properties style:width="6.859in" fo:margin-left="0.0014in" table:align="left"/>
    </style:style>
    <style:style style:name="Table4.A" style:family="table-column">
      <style:table-column-properties style:column-width="0.7368in"/>
    </style:style>
    <style:style style:name="Table4.B" style:family="table-column">
      <style:table-column-properties style:column-width="6.1222in"/>
    </style:style>
    <style:style style:name="Table4.A1" style:family="table-cell">
      <style:table-cell-properties style:vertical-align="middle" fo:background-color="#aeaaaa" fo:padding-left="0.0354in" fo:padding-right="0.0382in" fo:padding-top="0.0382in" fo:padding-bottom="0.0382in" fo:border="0.5pt solid #000001">
        <style:background-image/>
      </style:table-cell-properties>
    </style:style>
    <style:style style:name="Table4.A2" style:family="table-cell">
      <style:table-cell-properties style:vertical-align="middle" fo:padding-left="0.0354in" fo:padding-right="0.0382in" fo:padding-top="0.0382in" fo:padding-bottom="0.0382in" fo:border="0.5pt solid #000001"/>
    </style:style>
    <style:style style:name="Table4.B2" style:family="table-cell">
      <style:table-cell-properties style:vertical-align="middle" fo:padding-left="0.0354in" fo:padding-right="0.0382in" fo:padding-top="0.0382in" fo:padding-bottom="0.0382in" fo:border="0.5pt solid #000001"/>
    </style:style>
    <style:style style:name="Table4.A3" style:family="table-cell">
      <style:table-cell-properties style:vertical-align="middle" fo:background-color="#ffffff" fo:padding-left="0.0354in" fo:padding-right="0.0382in" fo:padding-top="0.0382in" fo:padding-bottom="0.0382in" fo:border="0.5pt solid #000001">
        <style:background-image/>
      </style:table-cell-properties>
    </style:style>
    <style:style style:name="Table4.A10" style:family="table-cell">
      <style:table-cell-properties style:vertical-align="middle" fo:background-color="#ffffff" fo:padding-left="0.0354in" fo:padding-right="0.0382in" fo:padding-top="0.0382in" fo:padding-bottom="0.0382in" fo:border-left="0.5pt solid #000001" fo:border-right="0.5pt solid #000001" fo:border-top="none" fo:border-bottom="0.5pt solid #000001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officeooo:rsid="000216ec" officeooo:paragraph-rsid="000216ec"/>
    </style:style>
    <style:style style:name="P2" style:family="paragraph" style:parent-style-name="Standard">
      <style:paragraph-properties fo:text-align="start" style:justify-single-word="false"/>
      <style:text-properties officeooo:rsid="0002bc9e" officeooo:paragraph-rsid="0002bc9e"/>
    </style:style>
    <style:style style:name="P3" style:family="paragraph" style:parent-style-name="Standard">
      <style:paragraph-properties fo:text-align="start" style:justify-single-word="false"/>
      <style:text-properties officeooo:paragraph-rsid="0002bc9e"/>
    </style:style>
    <style:style style:name="P4" style:family="paragraph" style:parent-style-name="Text_20_body">
      <style:paragraph-properties fo:margin-left="0.0016in" fo:margin-right="0in" fo:text-indent="0in" style:auto-text-indent="false"/>
    </style:style>
    <style:style style:name="P5" style:family="paragraph" style:parent-style-name="Text_20_body">
      <style:paragraph-properties fo:margin-top="0in" fo:margin-bottom="0in" loext:contextual-spacing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6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Liberation Serif1" fo:font-size="15pt" fo:font-style="normal" style:text-underline-style="solid" style:text-underline-width="auto" style:text-underline-color="font-color" fo:font-weight="bold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a" style:text-line-through-style="none" style:text-line-through-type="none" style:font-name="Liberation Serif1" fo:font-size="12pt" fo:font-style="normal" style:text-underline-style="none" fo:font-weight="bold" style:text-blinking="false" fo:background-color="transparent"/>
    </style:style>
    <style:style style:name="P8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a" style:text-line-through-style="none" style:text-line-through-type="none" style:font-name="Liberation Serif1" fo:font-size="12pt" fo:font-style="normal" style:text-underline-style="none" fo:font-weight="normal" style:text-blinking="false" fo:background-color="transparent"/>
    </style:style>
    <style:style style:name="P9" style:family="paragraph" style:parent-style-name="Standard">
      <style:paragraph-properties fo:text-align="start" style:justify-single-word="false"/>
      <style:text-properties fo:font-size="15pt" fo:font-weight="bold" officeooo:rsid="000216ec" officeooo:paragraph-rsid="000216ec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2bc9e" officeooo:paragraph-rsid="0002bc9e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6754d" officeooo:paragraph-rsid="0006754d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84440" officeooo:paragraph-rsid="00084440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97f0b" officeooo:paragraph-rsid="00097f0b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9c4db" officeooo:paragraph-rsid="0009c4db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6754d" officeooo:paragraph-rsid="0006754d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84440" officeooo:paragraph-rsid="00084440" style:font-size-asian="15pt" style:font-weight-asian="normal" style:font-size-complex="15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5pt" style:text-underline-style="none" fo:font-weight="normal" officeooo:rsid="00084440" officeooo:paragraph-rsid="00084440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97f0b" officeooo:paragraph-rsid="00097f0b" style:font-size-asian="15pt" style:font-weight-asian="normal" style:font-size-complex="15pt" style:font-weight-complex="normal"/>
    </style:style>
    <style:style style:name="P19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a" style:text-line-through-style="none" style:text-line-through-type="none" style:font-name="Liberation Serif1" fo:font-size="12pt" fo:font-style="normal" style:text-underline-style="none" fo:font-weight="normal" style:text-blinking="false" fo:background-color="transparent"/>
    </style:style>
    <style:style style:name="P20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a" style:text-line-through-style="none" style:text-line-through-type="none" style:font-name="Liberation Serif1" fo:font-size="12pt" fo:font-style="normal" style:text-underline-style="none" fo:font-weight="normal" officeooo:paragraph-rsid="001823d7" style:text-blinking="false" fo:background-color="transparent"/>
    </style:style>
    <style:style style:name="P21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a" style:text-line-through-style="none" style:text-line-through-type="none" style:font-name="Liberation Serif1" fo:font-size="12pt" fo:font-style="normal" style:text-underline-style="none" fo:font-weight="normal" officeooo:rsid="000ef289" officeooo:paragraph-rsid="000ef289" style:text-blinking="false" fo:background-color="transparent"/>
    </style:style>
    <style:style style:name="P22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a" style:text-line-through-style="none" style:text-line-through-type="none" style:font-name="Liberation Serif1" fo:font-size="12pt" fo:font-style="normal" style:text-underline-style="none" fo:font-weight="normal" officeooo:rsid="0014f1e8" officeooo:paragraph-rsid="0014f1e8" style:text-blinking="false" fo:background-color="transparent"/>
    </style:style>
    <style:style style:name="P23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</style:style>
    <style:style style:name="T1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2" style:family="text">
      <style:text-properties fo:font-size="15pt" style:text-underline-style="solid" style:text-underline-width="auto" style:text-underline-color="font-color" fo:font-weight="bold" officeooo:rsid="0006754d" style:font-size-asian="15pt" style:font-weight-asian="bold" style:font-size-complex="15pt" style:font-weight-complex="bold"/>
    </style:style>
    <style:style style:name="T3" style:family="text">
      <style:text-properties fo:font-size="15pt" fo:font-weight="normal" officeooo:rsid="00050b0d" style:font-size-asian="15pt" style:font-weight-asian="normal" style:font-size-complex="15pt" style:font-weight-complex="normal"/>
    </style:style>
    <style:style style:name="T4" style:family="text">
      <style:text-properties fo:font-size="15pt" fo:font-weight="normal" officeooo:rsid="0007cbb7" style:font-size-asian="15pt" style:font-weight-asian="normal" style:font-size-complex="15pt" style:font-weight-complex="normal"/>
    </style:style>
    <style:style style:name="T5" style:family="text">
      <style:text-properties fo:font-size="15pt" style:text-underline-style="none" fo:font-weight="bold" officeooo:rsid="0002bc9e" style:font-size-asian="15pt" style:font-weight-asian="bold" style:font-size-complex="15pt" style:font-weight-complex="bold"/>
    </style:style>
    <style:style style:name="T6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7" style:family="text">
      <style:text-properties fo:font-size="18pt" style:text-underline-style="solid" style:text-underline-width="auto" style:text-underline-color="font-color" fo:font-weight="bold" officeooo:rsid="000ce73a" style:font-size-asian="18pt" style:font-weight-asian="bold" style:font-size-complex="18pt" style:font-weight-complex="bold"/>
    </style:style>
    <style:style style:name="T8" style:family="text">
      <style:text-properties fo:font-size="18pt" style:text-underline-style="solid" style:text-underline-width="auto" style:text-underline-color="font-color" fo:font-weight="bold" officeooo:rsid="000da296" style:font-size-asian="18pt" style:font-weight-asian="bold" style:font-size-complex="18pt" style:font-weight-complex="bold"/>
    </style:style>
    <style:style style:name="T9" style:family="text">
      <style:text-properties officeooo:rsid="0009c4db"/>
    </style:style>
    <style:style style:name="T10" style:family="text">
      <style:text-properties officeooo:rsid="000eeea7"/>
    </style:style>
    <style:style style:name="T11" style:family="text">
      <style:text-properties officeooo:rsid="000ef289"/>
    </style:style>
    <style:style style:name="T12" style:family="text">
      <style:text-properties officeooo:rsid="0015d9f4"/>
    </style:style>
    <style:style style:name="T13" style:family="text">
      <style:text-properties officeooo:rsid="00162403"/>
    </style:style>
    <style:style style:name="T14" style:family="text">
      <style:text-properties officeooo:rsid="001823d7"/>
    </style:style>
    <style:style style:name="T15" style:family="text">
      <style:text-properties fo:font-variant="normal" fo:text-transform="none" fo:color="#00000a" style:text-line-through-style="none" style:text-line-through-type="none" style:font-name="Liberation Serif1" fo:font-size="12pt" fo:font-style="normal" style:text-underline-style="none" fo:font-weight="normal" style:text-blinking="false" fo:background-color="transparent" loext:char-shading-value="0"/>
    </style:style>
    <style:style style:name="T16" style:family="text">
      <style:text-properties officeooo:rsid="002089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6"/><text:span text:style-name="T6">H</text:span><text:span text:style-name="T8">otels </text:span><text:span text:style-name="T7"><text:s/>INN</text:span></text:p>
      <text:p text:style-name="P9"/>
      <text:p text:style-name="P10"/>
      <text:p text:style-name="P2"><text:span text:style-name="T1">Business </text:span><text:span text:style-name="T2">Analysis</text:span><text:span text:style-name="T1">:</text:span></text:p>
      <text:p text:style-name="P3"><text:span text:style-name="T5"><text:s text:c="13"/></text:span><text:span text:style-name="T3">When you are visiting any city in India for a family holiday or business trip, making a hotel reservation is a convenient option. Now, </text:span><text:span text:style-name="T4">Hotel booking </text:span><text:span text:style-name="T3"><text:s/>website has the list of the best hotels in all cities across the country. Our easy-to-use website makes it easier for you to book hotels online with just a few clicks.</text:span></text:p>
      <text:p text:style-name="P9"/>
      <text:p text:style-name="P11"/>
      <text:p text:style-name="P11">Business Objective:</text:p>
      <text:p text:style-name="P15"><text:s text:c="2"/></text:p>
      <text:p text:style-name="P16">Following are the objectives of the hotel booking <text:s/>app:</text:p>
      <text:p text:style-name="P16"/>
      <text:list xml:id="list2889672371" text:style-name="L1">
        <text:list-item>
          <text:p text:style-name="P17">provide people seeking hotel rooms with correct information about available accommodation.</text:p>
        </text:list-item>
        <text:list-item>
          <text:p text:style-name="P17">To make easy for customer to make booking.</text:p>
        </text:list-item>
        <text:list-item>
          <text:p text:style-name="P17">To provide up to date <text:s/>information about the status of reservation.</text:p>
        </text:list-item>
      </text:list>
      <text:p text:style-name="P16"/>
      <text:p text:style-name="P12"/>
      <text:p text:style-name="P12">Functional Requirements:</text:p>
      <text:p text:style-name="P12"/>
      <text:p text:style-name="P13">Common:</text:p>
      <text:p text:style-name="P13"><text:bookmark text:name="docs-internal-guid-528b341d-7fff-d8bf-6d42-36c975af2c0d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Req. Id</text:p>
          </table:table-cell>
          <table:table-cell table:style-name="Table1.A1" office:value-type="string">
            <text:p text:style-name="P7">Description</text:p>
          </table:table-cell>
        </table:table-row>
        <table:table-row>
          <table:table-cell table:style-name="Table1.A2" office:value-type="string">
            <text:p text:style-name="P8">FR 1</text:p>
          </table:table-cell>
          <table:table-cell table:style-name="Table1.B2" office:value-type="string">
            <text:p text:style-name="P8">The application should perform user sign-up and authentication.</text:p>
          </table:table-cell>
        </table:table-row>
        <table:table-row>
          <table:table-cell table:style-name="Table1.A3" office:value-type="string">
            <text:p text:style-name="P8">FR 1.1</text:p>
          </table:table-cell>
          <table:table-cell table:style-name="Table1.A3" office:value-type="string">
            <text:p text:style-name="P8">Existing users should be able to enter their user credentials and log in to the application.</text:p>
          </table:table-cell>
        </table:table-row>
        <table:table-row>
          <table:table-cell table:style-name="Table1.A3" office:value-type="string">
            <text:p text:style-name="P8">FR 1.2</text:p>
          </table:table-cell>
          <table:table-cell table:style-name="Table1.A3" office:value-type="string">
            <text:p text:style-name="P23"><text:span text:style-name="T15">New users should be enrolled to the application by obtaining their credentials.</text:span></text:p>
          </table:table-cell>
        </table:table-row>
      </table:table>
      <text:p text:style-name="P13"/>
      <text:p text:style-name="P13">Admin:</text:p>
      <text:p text:style-name="P13"><text:bookmark text:name="docs-internal-guid-55c33d41-7fff-a1d1-29e8-74d22ca88af5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Req. Id</text:p>
          </table:table-cell>
          <table:table-cell table:style-name="Table2.A1" office:value-type="string">
            <text:p text:style-name="P7">Description</text:p>
          </table:table-cell>
        </table:table-row>
        <table:table-row>
          <table:table-cell table:style-name="Table2.A2" office:value-type="string">
            <text:p text:style-name="P8">FR 2</text:p>
          </table:table-cell>
          <table:table-cell table:style-name="Table2.B2" office:value-type="string">
            <text:p text:style-name="P8">The <text:span text:style-name="T11">admin </text:span>should facilitate read/write access options to users and merchants.</text:p>
          </table:table-cell>
        </table:table-row>
        <table:table-row>
          <table:table-cell table:style-name="Table2.A3" office:value-type="string">
            <text:p text:style-name="P8">FR 2.1</text:p>
          </table:table-cell>
          <table:table-cell table:style-name="Table2.A3" office:value-type="string">
            <text:p text:style-name="P8">The Admin <text:span text:style-name="T14">should</text:span> <text:s/>have the option to bulk upload user and merchants accounts.</text:p>
          </table:table-cell>
        </table:table-row>
        <table:table-row table:style-name="Table2.4">
          <table:table-cell table:style-name="Table2.B2" office:value-type="string">
            <text:p text:style-name="P8">FR 2.2</text:p>
          </table:table-cell>
          <table:table-cell table:style-name="Table2.B2" office:value-type="string">
            <text:p text:style-name="P8">The Admin <text:span text:style-name="T14">should</text:span> to have the option to edit/delete users and merchants accounts.</text:p>
          </table:table-cell>
        </table:table-row>
        <table:table-row>
          <table:table-cell table:style-name="Table2.B2" office:value-type="string">
            <text:p text:style-name="P8">FR 3</text:p>
          </table:table-cell>
          <table:table-cell table:style-name="Table2.B5" office:value-type="string">
            <text:p text:style-name="P8">The Admin should have a dashboard for offers.</text:p>
          </table:table-cell>
        </table:table-row>
        <table:table-row table:style-name="Table2.4">
          <table:table-cell table:style-name="Table2.B2" office:value-type="string">
            <text:p text:style-name="P8">FR 3.1</text:p>
          </table:table-cell>
          <table:table-cell table:style-name="Table2.B2" office:value-type="string">
            <text:p text:style-name="P8">The Admin <text:span text:style-name="T14">should</text:span> to have the option to acquire and send offer citations from/to the <text:soft-page-break/>merchants.</text:p>
          </table:table-cell>
        </table:table-row>
        <table:table-row table:style-name="Table2.4">
          <table:table-cell table:style-name="Table2.B2" office:value-type="string">
            <text:p text:style-name="P8">FR 3.2</text:p>
          </table:table-cell>
          <table:table-cell table:style-name="Table2.B2" office:value-type="string">
            <text:p text:style-name="P8">The Admin <text:span text:style-name="T14">should</text:span> <text:s/>have the option to acknowledge or dismiss the offer proposition from merchant.</text:p>
          </table:table-cell>
        </table:table-row>
        <table:table-row>
          <table:table-cell table:style-name="Table2.B2" office:value-type="string">
            <text:p text:style-name="P8">FR 3.3</text:p>
          </table:table-cell>
          <table:table-cell table:style-name="Table2.B2" office:value-type="string">
            <text:p text:style-name="P8">The Admin <text:span text:style-name="T14">should</text:span> <text:s/>have the option to make new offers barring merchant interest.</text:p>
          </table:table-cell>
        </table:table-row>
        <table:table-row>
          <table:table-cell table:style-name="Table2.B2" office:value-type="string">
            <text:p text:style-name="P8">FR 3.4</text:p>
          </table:table-cell>
          <table:table-cell table:style-name="Table2.B2" office:value-type="string">
            <text:p text:style-name="P8">Every one of the offers ought to be configurable for a target group and <text:span text:style-name="T9">time frame.</text:span></text:p>
          </table:table-cell>
        </table:table-row>
        <table:table-row>
          <table:table-cell table:style-name="Table2.A10" office:value-type="string">
            <text:p text:style-name="P8">FR 4</text:p>
          </table:table-cell>
          <table:table-cell table:style-name="Table2.B10" office:value-type="string">
            <text:p text:style-name="P8">The admin dashboard should display consolidated user, merchant, and booking details.</text:p>
          </table:table-cell>
        </table:table-row>
        <table:table-row>
          <table:table-cell table:style-name="Table2.A11" office:value-type="string">
            <text:p text:style-name="P21">FR 4.1</text:p>
          </table:table-cell>
          <table:table-cell table:style-name="Table2.B11" office:value-type="string">
            <text:p text:style-name="P21">The admin can able to check the complaint list of the users and merchants.</text:p>
          </table:table-cell>
        </table:table-row>
        <table:table-row>
          <table:table-cell table:style-name="Table2.A12" office:value-type="string">
            <text:p text:style-name="P22">FR 4.2</text:p>
          </table:table-cell>
          <table:table-cell table:style-name="Table2.B12" office:value-type="string">
            <text:p text:style-name="P22">The admin <text:span text:style-name="T14">should</text:span> able to block the users and merchants <text:span text:style-name="T12">accounts.</text:span></text:p>
          </table:table-cell>
        </table:table-row>
      </table:table>
      <text:p text:style-name="P13"/>
      <text:p text:style-name="P13"/>
      <text:p text:style-name="P14">Merchant:</text:p>
      <text:p text:style-name="P14"><text:bookmark text:name="docs-internal-guid-bd604400-7fff-9e98-a120-e605c92d660a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Req. Id</text:p>
          </table:table-cell>
          <table:table-cell table:style-name="Table3.A1" office:value-type="string">
            <text:p text:style-name="P7">Description</text:p>
          </table:table-cell>
        </table:table-row>
        <table:table-row>
          <table:table-cell table:style-name="Table3.A2" office:value-type="string">
            <text:p text:style-name="P8">FR 5</text:p>
          </table:table-cell>
          <table:table-cell table:style-name="Table3.B2" office:value-type="string">
            <text:p text:style-name="P8">The merchant should be able to create/edit his profile</text:p>
          </table:table-cell>
        </table:table-row>
        <table:table-row>
          <table:table-cell table:style-name="Table3.A3" office:value-type="string">
            <text:p text:style-name="P8">FR 5.1</text:p>
          </table:table-cell>
          <table:table-cell table:style-name="Table3.A3" office:value-type="string">
            <text:p text:style-name="P8">The merchant <text:span text:style-name="T14">should</text:span> to have the option to alter his/her profile details like contact details.</text:p>
          </table:table-cell>
        </table:table-row>
        <table:table-row>
          <table:table-cell table:style-name="Table3.A3" office:value-type="string">
            <text:p text:style-name="P8">FR 5.2</text:p>
          </table:table-cell>
          <table:table-cell table:style-name="Table3.A3" office:value-type="string">
            <text:p text:style-name="P8">The merchant <text:span text:style-name="T14">should</text:span> <text:s/>have the option to add, edit and delete establishments.</text:p>
          </table:table-cell>
        </table:table-row>
        <table:table-row>
          <table:table-cell table:style-name="Table3.A3" office:value-type="string">
            <text:p text:style-name="P8">FR 6</text:p>
          </table:table-cell>
          <table:table-cell table:style-name="Table3.A3" office:value-type="string">
            <text:p text:style-name="P8">The merchant <text:span text:style-name="T14">should</text:span> to have a dashboard for offers.</text:p>
          </table:table-cell>
        </table:table-row>
        <table:table-row>
          <table:table-cell table:style-name="Table3.A3" office:value-type="string">
            <text:p text:style-name="P8">FR 6.1</text:p>
          </table:table-cell>
          <table:table-cell table:style-name="Table3.A3" office:value-type="string">
            <text:p text:style-name="P20">The merchant <text:span text:style-name="T14">should</text:span> to have the option to propose offers to the admin.</text:p>
          </table:table-cell>
        </table:table-row>
        <table:table-row>
          <table:table-cell table:style-name="Table3.A3" office:value-type="string">
            <text:p text:style-name="P8">FR 7</text:p>
          </table:table-cell>
          <table:table-cell table:style-name="Table3.A3" office:value-type="string">
            <text:p text:style-name="P20">The merchant <text:span text:style-name="T14">should</text:span> to have a dashboard for bookings.</text:p>
          </table:table-cell>
        </table:table-row>
        <table:table-row>
          <table:table-cell table:style-name="Table3.A3" office:value-type="string">
            <text:p text:style-name="P8">FR 7.1</text:p>
          </table:table-cell>
          <table:table-cell table:style-name="Table3.A3" office:value-type="string">
            <text:p text:style-name="P8">A dashboard showing past and upcoming appointments ought to be accessible.</text:p>
          </table:table-cell>
        </table:table-row>
        <table:table-row>
          <table:table-cell table:style-name="Table3.A9" office:value-type="string">
            <text:p text:style-name="P21">FR 7.2</text:p>
          </table:table-cell>
          <table:table-cell table:style-name="Table3.A9" office:value-type="string">
            <text:p text:style-name="P21">The <text:s/>merchant can write the complaints .</text:p>
          </table:table-cell>
        </table:table-row>
      </table:table>
      <text:p text:style-name="P4"/>
      <text:p text:style-name="P6">User:</text:p>
      <text:p text:style-name="P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Req. Id</text:p>
          </table:table-cell>
          <table:table-cell table:style-name="Table4.A1" office:value-type="string">
            <text:p text:style-name="P7">Description</text:p>
          </table:table-cell>
        </table:table-row>
        <table:table-row>
          <table:table-cell table:style-name="Table4.A2" office:value-type="string">
            <text:p text:style-name="P8">FR 8</text:p>
          </table:table-cell>
          <table:table-cell table:style-name="Table4.B2" office:value-type="string">
            <text:p text:style-name="P8">The user dashboard should have past and upcoming bookings.</text:p>
          </table:table-cell>
        </table:table-row>
        <table:table-row>
          <table:table-cell table:style-name="Table4.A3" office:value-type="string">
            <text:p text:style-name="P8">FR 8.1</text:p>
          </table:table-cell>
          <table:table-cell table:style-name="Table4.A3" office:value-type="string">
            <text:p text:style-name="P8">The user <text:span text:style-name="T16">should</text:span> <text:s/>have the option to review about the travel.</text:p>
          </table:table-cell>
        </table:table-row>
        <table:table-row>
          <table:table-cell table:style-name="Table4.A3" office:value-type="string">
            <text:p text:style-name="P8">FR 9</text:p>
          </table:table-cell>
          <table:table-cell table:style-name="Table4.A3" office:value-type="string">
            <text:p text:style-name="P8">The application should provide the facility for users to search for <text:span text:style-name="T9">hotels</text:span>.</text:p>
          </table:table-cell>
        </table:table-row>
        <table:table-row>
          <table:table-cell table:style-name="Table4.A3" office:value-type="string">
            <text:p text:style-name="P8">FR 9.1</text:p>
          </table:table-cell>
          <table:table-cell table:style-name="Table4.A3" office:value-type="string">
            <text:p text:style-name="P8">User can search <text:span text:style-name="T10">the particular location </text:span><text:s/>and select the date of <text:span text:style-name="T9">booking hotels.</text:span></text:p>
          </table:table-cell>
        </table:table-row>
        <table:table-row>
          <table:table-cell table:style-name="Table4.A3" office:value-type="string">
            <text:p text:style-name="P8">FR 9.2</text:p>
          </table:table-cell>
          <table:table-cell table:style-name="Table4.A3" office:value-type="string">
            <text:p text:style-name="P8">Display the page with <text:span text:style-name="T9">hotels name</text:span>(merchants) and price.</text:p>
          </table:table-cell>
        </table:table-row>
        <table:table-row>
          <table:table-cell table:style-name="Table4.A3" office:value-type="string">
            <text:p text:style-name="P8">FR 9.3</text:p>
          </table:table-cell>
          <table:table-cell table:style-name="Table4.A3" office:value-type="string">
            <text:p text:style-name="P8">The list should be applicable for filtering based on <text:span text:style-name="T9">hotel </text:span>name and price.</text:p>
          </table:table-cell>
        </table:table-row>
        <table:table-row>
          <table:table-cell table:style-name="Table4.A3" office:value-type="string">
            <text:p text:style-name="P8">FR 9.4</text:p>
          </table:table-cell>
          <table:table-cell table:style-name="Table4.A3" office:value-type="string">
            <text:p text:style-name="P8">The sorting feature should also be available for all the displayed details <text:span text:style-name="T9">of hotels.</text:span></text:p>
          </table:table-cell>
        </table:table-row>
        <table:table-row>
          <table:table-cell table:style-name="Table4.A3" office:value-type="string">
            <text:p text:style-name="P8">FR 9.5</text:p>
          </table:table-cell>
          <table:table-cell table:style-name="Table4.A3" office:value-type="string">
            <text:p text:style-name="P8">Booking page should ask for the user details to book the <text:span text:style-name="T9">hotels</text:span>.</text:p>
          </table:table-cell>
        </table:table-row>
        <table:table-row>
          <table:table-cell table:style-name="Table4.A10" office:value-type="string">
            <text:p text:style-name="P21">FR 10</text:p>
          </table:table-cell>
          <table:table-cell table:style-name="Table4.A10" office:value-type="string">
            <text:p text:style-name="P21">The <text:s/>users can write the complaints <text:span text:style-name="T13">and reviews.</text:span></text:p>
          </table:table-cell>
        </table:table-row>
      </table:table>
      <text:p text:style-name="P14"><text:soft-page-break/></text:p>
      <text:p text:style-name="P18"/>
      <text:p text:style-name="P18"/>
      <text:p text:style-name="P16"/>
      <text:p text:style-name="P11"/>
      <text:p text:style-name="P11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06:26:10.775658329</meta:creation-date>
    <dc:date>2019-06-11T01:58:48.188957496</dc:date>
    <meta:editing-duration>PT1H26M53S</meta:editing-duration>
    <meta:editing-cycles>18</meta:editing-cycles>
    <meta:generator>LibreOffice/6.0.7.3$Linux_X86_64 LibreOffice_project/00m0$Build-3</meta:generator>
    <meta:document-statistic meta:table-count="4" meta:image-count="0" meta:object-count="0" meta:page-count="3" meta:paragraph-count="84" meta:word-count="547" meta:character-count="3179" meta:non-whitespace-character-count="2635"/>
  </office:meta>
</office:document-meta>
</file>